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000000" draw:fill-gradient-name="Gradient_20_2" fo:min-height="3.875cm"/>
    </style:style>
    <style:style style:name="gr2" style:family="graphic" style:parent-style-name="standard">
      <style:graphic-properties draw:stroke="none" svg:stroke-color="#000000" draw:fill="gradient" draw:fill-color="#000000" draw:fill-gradient-name="Gradient_20_2" fo:min-height="6.1cm"/>
    </style:style>
    <style:style style:name="gr3" style:family="graphic" style:parent-style-name="standard">
      <style:graphic-properties draw:stroke="none" svg:stroke-color="#000000" draw:fill="gradient" draw:fill-color="#000000" draw:fill-gradient-name="Gradient_20_2" fo:min-height="6.44cm"/>
    </style:style>
    <style:style style:name="gr4" style:family="graphic" style:parent-style-name="standard">
      <style:graphic-properties draw:stroke="none" svg:stroke-color="#000000" draw:fill="gradient" draw:fill-color="#000000" draw:fill-gradient-name="Gradient_20_2" fo:min-height="3.56cm"/>
    </style:style>
    <style:style style:name="gr5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3ff99" draw:marker-end="Arrow" draw:marker-end-width="0.3cm" draw:fill="gradient" draw:fill-color="#000000" draw:fill-gradient-name="Gradient_20_2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P1" style:family="paragraph">
      <style:text-properties fo:font-size="12pt" style:font-size-asian="12pt"/>
    </style:style>
    <style:style style:name="P2" style:family="paragraph">
      <style:text-properties fo:font-size="12pt" style:font-size-asian="12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00ccff" fo:font-size="12pt" style:font-size-asian="12pt" style:font-size-complex="12pt"/>
    </style:style>
    <style:style style:name="T1" style:family="text">
      <style:text-properties style:font-size-complex="18pt"/>
    </style:style>
    <style:style style:name="T2" style:family="text">
      <style:text-properties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8.233cm" svg:height="4.125cm" svg:x="5.7cm" svg:y="22.895cm">
          <draw:text-box>
            <text:p text:style-name="P1">class Product &lt; ActiveRecord::Base</text:p>
            <text:p text:style-name="P1"><text:s text:c="2"/>validate</text:p>
            <text:p text:style-name="P1"><text:s text:c="2"/>#...</text:p>
            <text:p text:style-name="P1">end</text:p>
            <text:p text:style-name="P1"/>
            <text:p text:style-name="P1">Product = Product.new</text:p>
            <text:p text:style-name="P1">#..</text:p>
            <text:p text:style-name="P1">p.valid?</text:p>
          </draw:text-box>
        </draw:frame>
        <draw:frame draw:style-name="gr2" draw:text-style-name="P1" xml:id="id4" draw:id="id4" draw:layer="layout" svg:width="8.23cm" svg:height="6.35cm" svg:x="5.701cm" svg:y="9.371cm">
          <draw:text-box>
            <text:p text:style-name="P1"><text:span text:style-name="T1">module ActiveRecord</text:span></text:p>
            <text:p text:style-name="P1"><text:span text:style-name="T1"/></text:p>
            <text:p text:style-name="P1"><text:span text:style-name="T1"><text:s text:c="2"/></text:span><text:span text:style-name="T1">module Validations</text:span></text:p>
            <text:p text:style-name="P1"><text:span text:style-name="T1"><text:s text:c="4"/></text:span><text:span text:style-name="T1">extend ActiveSupport::Concern</text:span></text:p>
            <text:p text:style-name="P1"><text:span text:style-name="T1"/></text:p>
            <text:p text:style-name="P1"><text:span text:style-name="T1"><text:s text:c="4"/></text:span><text:span text:style-name="T1">include ActiveModel::Validations</text:span></text:p>
            <text:p text:style-name="P1"><text:span text:style-name="T1"><text:s text:c="4"/></text:span></text:p>
            <text:p text:style-name="P1"><text:span text:style-name="T1"><text:s text:c="4"/></text:span><text:span text:style-name="T1">#..</text:span></text:p>
            <text:p text:style-name="P1"><text:span text:style-name="T1"><text:s text:c="4"/></text:span></text:p>
            <text:p text:style-name="P1"><text:span text:style-name="T1"><text:s text:c="4"/></text:span><text:span text:style-name="T1">def valid?</text:span></text:p>
            <text:p text:style-name="P1"><text:span text:style-name="T1"><text:s text:c="6"/></text:span><text:span text:style-name="T1">#...</text:span></text:p>
            <text:p text:style-name="P1"><text:span text:style-name="T1"/></text:p>
          </draw:text-box>
        </draw:frame>
        <draw:frame draw:style-name="gr3" draw:text-style-name="P2" xml:id="id6" draw:id="id6" draw:layer="layout" svg:width="8.23cm" svg:height="6.69cm" svg:x="5.701cm" svg:y="0.6cm">
          <draw:text-box>
            <text:p text:style-name="P2"><text:span text:style-name="T2">module ActiveModel</text:span></text:p>
            <text:p text:style-name="P2"><text:span text:style-name="T2"/></text:p>
            <text:p text:style-name="P2"><text:span text:style-name="T2"><text:s text:c="2"/></text:span><text:span text:style-name="T2">module Validations</text:span></text:p>
            <text:p text:style-name="P2"><text:span text:style-name="T2"><text:s text:c="4"/></text:span><text:span text:style-name="T2">extend ActiveSupport::Concern</text:span></text:p>
            <text:p text:style-name="P2"><text:span text:style-name="T2"/></text:p>
            <text:p text:style-name="P2"><text:span text:style-name="T2"><text:s text:c="4"/></text:span><text:span text:style-name="T2"># …</text:span></text:p>
            <text:p text:style-name="P2"><text:span text:style-name="T2"/></text:p>
            <text:p text:style-name="P2"><text:span text:style-name="T2"><text:s text:c="4"/></text:span><text:span text:style-name="T2">module ClassMethods</text:span></text:p>
            <text:p text:style-name="P2"><text:span text:style-name="T2"/></text:p>
            <text:p text:style-name="P2"><text:span text:style-name="T2"><text:s text:c="6"/></text:span><text:span text:style-name="T2">def validate(*args, &amp;block)</text:span></text:p>
            <text:p text:style-name="P2"><text:span text:style-name="T2"><text:s text:c="8"/></text:span><text:span text:style-name="T2"># ...</text:span></text:p>
          </draw:text-box>
        </draw:frame>
        <draw:frame draw:style-name="gr4" draw:text-style-name="P1" xml:id="id2" draw:id="id2" draw:layer="layout" svg:width="8.23cm" svg:height="3.812cm" svg:x="5.701cm" svg:y="16.802cm">
          <draw:text-box>
            <text:p text:style-name="P1"><text:span text:style-name="T1">module ActiveRecord</text:span></text:p>
            <text:p text:style-name="P1"><text:span text:style-name="T1"/></text:p>
            <text:p text:style-name="P1"><text:span text:style-name="T1"><text:s text:c="2"/></text:span><text:span text:style-name="T1">class Base</text:span></text:p>
            <text:p text:style-name="P1"><text:span text:style-name="T1"/></text:p>
            <text:p text:style-name="P1"><text:span text:style-name="T1"><text:s text:c="4"/></text:span><text:span text:style-name="T1">#...</text:span></text:p>
            <text:p text:style-name="P1"><text:span text:style-name="T1"/></text:p>
            <text:p text:style-name="P1"><text:span text:style-name="T1"><text:s text:c="4"/></text:span><text:span text:style-name="T1">include Validations</text:span></text:p>
          </draw:text-box>
        </draw:frame>
        <draw:custom-shape draw:style-name="gr5" draw:text-style-name="P3" xml:id="id3" draw:id="id3" draw:layer="layout" svg:width="2.3cm" svg:height="0.5cm" svg:x="7.8cm" svg:y="19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3.8cm" svg:height="0.5cm" svg:x="8.9cm" svg:y="2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4.7cm" svg:height="0.5cm" svg:x="7.8cm" svg:y="1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12.7cm" svg:y1="23.242cm" svg:x2="13.931cm" svg:y2="18.708cm" draw:start-shape="id1" draw:start-glue-point="1" draw:end-shape="id2" svg:d="M12700 23242c2596 0 1981-4534 1231-4534" svg:viewBox="0 0 1882 4535">
          <text:p/>
        </draw:connector>
        <draw:connector draw:style-name="gr6" draw:text-style-name="P3" draw:layer="layout" draw:type="curve" svg:x1="10.1cm" svg:y1="20.242cm" svg:x2="13.931cm" svg:y2="12.546cm" draw:start-shape="id3" draw:start-glue-point="1" draw:end-shape="id4" draw:end-glue-point="1" svg:d="M10100 20242c6496 0 4581-7696 3831-7696" svg:viewBox="0 0 4684 7697">
          <text:p/>
        </draw:connector>
        <draw:connector draw:style-name="gr6" draw:text-style-name="P3" draw:layer="layout" draw:type="curve" svg:x1="12.5cm" svg:y1="12.242cm" svg:x2="13.931cm" svg:y2="3.945cm" draw:start-shape="id5" draw:start-glue-point="1" draw:end-shape="id6" svg:d="M12500 12242c2896 0 2181-8297 1431-8297" svg:viewBox="0 0 2097 8298">
          <text:p/>
        </draw:connector>
        <draw:frame draw:style-name="gr7" draw:text-style-name="P4" draw:layer="layout" svg:width="15cm" svg:height="0.75cm" svg:x="6.5cm" svg:y="7.542cm">
          <draw:text-box>
            <text:p text:style-name="P4">1.ActiveRecord::Validations.@_dependencies &lt;&lt; ActiveModel::Validations </text:p>
          </draw:text-box>
        </draw:frame>
        <draw:frame draw:style-name="gr7" draw:text-style-name="P4" draw:layer="layout" svg:width="16.6cm" svg:height="1.199cm" svg:x="7cm" svg:y="15.292cm">
          <draw:text-box>
            <text:p text:style-name="P4">2.ActiveRecord::Base.include ActiveRecord::Validations</text:p>
            <text:p text:style-name="P4">3.ActiveRecord::Base.extend ActiveModel::Validations::ClassMethods</text:p>
          </draw:text-box>
        </draw:frame>
        <draw:custom-shape draw:style-name="gr5" draw:text-style-name="P3" xml:id="id9" draw:id="id9" draw:layer="layout" svg:width="5.4cm" svg:height="0.5cm" svg:x="6.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1.3cm" svg:height="0.5cm" svg:x="6.3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2cm" svg:height="0.5cm" svg:x="6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0" draw:id="id10" draw:layer="layout" svg:width="1.7cm" svg:height="0.5cm" svg:x="6.1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1.4cm" svg:height="0.75cm" svg:x="1.7cm" svg:y="27.1cm">
          <draw:text-box>
            <text:p text:style-name="P4">5.instance method valid? from ActiveRecord::Validations</text:p>
          </draw:text-box>
        </draw:frame>
        <draw:frame draw:style-name="gr7" draw:text-style-name="P4" draw:layer="layout" svg:width="13.9cm" svg:height="0.75cm" svg:x="0.3cm" svg:y="8.45cm">
          <draw:text-box>
            <text:p text:style-name="P4">4.get class method valid? from ActiveModel::Validations<text:span text:style-name="T2">ClassMethods</text:span> </text:p>
          </draw:text-box>
        </draw:frame>
        <draw:connector draw:style-name="gr8" draw:text-style-name="P3" draw:layer="layout" draw:type="curve" draw:line-skew="-2.662cm" svg:x1="6.4cm" svg:y1="14.25cm" svg:x2="6.3cm" svg:y2="26.55cm" draw:start-shape="id7" draw:start-glue-point="3" draw:end-shape="id8" draw:end-glue-point="3" svg:d="M6400 14250c-4894 0-4844 12300-100 12300" svg:viewBox="0 0 3665 12301">
          <text:p/>
        </draw:connector>
        <draw:connector draw:style-name="gr8" draw:text-style-name="P3" draw:layer="layout" draw:type="curve" draw:line-skew="-2.162cm" svg:x1="6.6cm" svg:y1="5.55cm" svg:x2="6.1cm" svg:y2="23.75cm" draw:start-shape="id9" draw:start-glue-point="3" draw:end-shape="id10" draw:end-glue-point="3" svg:d="M6600 5550c-4744 0-4494 18200-500 18200" svg:viewBox="0 0 3528 18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2" draw:display-name="Gradient 2" draw:style="linear" draw:start-color="#ffffff" draw:end-color="#ddddd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cm" fo:margin-bottom="0.103cm" fo:margin-left="0.212cm" fo:margin-right="0.069cm" fo:page-width="21cm" fo:page-height="2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2:11:50.352000000</meta:creation-date>
    <dc:date>2015-06-06T21:06:49.367000000</dc:date>
    <meta:editing-duration>PT8H39M40S</meta:editing-duration>
    <meta:editing-cycles>12</meta:editing-cycles>
    <meta:generator>LibreOffice/4.2.6.2$Windows_x86 LibreOffice_project/185f2ce4dcc34af9bd97dec29e6d42c39557298f</meta:generator>
    <meta:document-statistic meta:object-count="20"/>
  </office:meta>
</office:document-meta>
</file>